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VersionsandTestRestuls" style:family="table">
      <style:table-properties style:width="6.959in" fo:margin-left="-0.0181in" table:align="left"/>
    </style:style>
    <style:style style:name="VersionsandTestRestuls.A" style:family="table-column">
      <style:table-column-properties style:column-width="2.1451in"/>
    </style:style>
    <style:style style:name="VersionsandTestRestuls.B" style:family="table-column">
      <style:table-column-properties style:column-width="3.3424in"/>
    </style:style>
    <style:style style:name="VersionsandTestRestuls.C" style:family="table-column">
      <style:table-column-properties style:column-width="1.4715in"/>
    </style:style>
    <style:style style:name="VersionsandTestRestuls.A1" style:family="table-cell">
      <style:table-cell-properties fo:padding="0.0382in" fo:border-left="0.05pt solid #000000" fo:border-right="none" fo:border-top="0.05pt solid #000000" fo:border-bottom="0.05pt solid #000000"/>
    </style:style>
    <style:style style:name="VersionsandTestRestuls.C1" style:family="table-cell">
      <style:table-cell-properties fo:padding="0.0382in" fo:border="0.05pt solid #000000"/>
    </style:style>
    <style:style style:name="VersionsandTestRestuls.A2" style:family="table-cell">
      <style:table-cell-properties fo:padding="0.0382in" fo:border-left="0.05pt solid #000000" fo:border-right="none" fo:border-top="none" fo:border-bottom="0.05pt solid #000000"/>
    </style:style>
    <style:style style:name="VersionsandTestRestul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3d3f" officeooo:paragraph-rsid="00003d3f"/>
    </style:style>
    <style:style style:name="P2" style:family="paragraph" style:parent-style-name="Standard">
      <style:text-properties officeooo:rsid="000144b8" officeooo:paragraph-rsid="000144b8"/>
    </style:style>
    <style:style style:name="P3" style:family="paragraph" style:parent-style-name="Standard">
      <style:text-properties fo:font-size="18pt" officeooo:rsid="00003d3f" officeooo:paragraph-rsid="00003d3f" style:font-size-asian="18pt" style:font-size-complex="18pt"/>
    </style:style>
    <style:style style:name="P4" style:family="paragraph" style:parent-style-name="Table_20_Contents">
      <style:paragraph-properties fo:text-align="start" style:justify-single-word="false"/>
      <style:text-properties officeooo:rsid="00003d3f" officeooo:paragraph-rsid="00003d3f"/>
    </style:style>
    <style:style style:name="P5" style:family="paragraph" style:parent-style-name="Table_20_Contents">
      <style:paragraph-properties fo:text-align="start" style:justify-single-word="false"/>
      <style:text-properties officeooo:rsid="0001b6e7" officeooo:paragraph-rsid="0001b6e7"/>
    </style:style>
    <style:style style:name="P6" style:family="paragraph" style:parent-style-name="Table_20_Contents">
      <style:paragraph-properties fo:text-align="start" style:justify-single-word="false"/>
      <style:text-properties officeooo:rsid="000144b8" officeooo:paragraph-rsid="000144b8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Heading">
      <style:paragraph-properties fo:text-align="center" style:justify-single-word="false"/>
      <style:text-properties officeooo:rsid="00003d3f" officeooo:paragraph-rsid="00003d3f"/>
    </style:style>
    <style:style style:name="P9" style:family="paragraph" style:parent-style-name="Table_20_Heading">
      <style:paragraph-properties fo:text-align="start" style:justify-single-word="false"/>
      <style:text-properties officeooo:rsid="00003d3f" officeooo:paragraph-rsid="00003d3f"/>
    </style:style>
    <style:style style:name="P10" style:family="paragraph" style:parent-style-name="Standard">
      <style:text-properties fo:font-size="16pt" officeooo:rsid="00003d3f" officeooo:paragraph-rsid="000144b8" style:font-size-asian="16pt" style:font-size-complex="16pt"/>
    </style:style>
    <style:style style:name="P11" style:family="paragraph" style:parent-style-name="Standard">
      <style:text-properties officeooo:rsid="00003d3f" officeooo:paragraph-rsid="00003d3f"/>
    </style:style>
    <style:style style:name="P12" style:family="paragraph" style:parent-style-name="Standard">
      <style:paragraph-properties fo:text-align="start" style:justify-single-word="false"/>
      <style:text-properties officeooo:rsid="00003d3f" officeooo:paragraph-rsid="00003d3f"/>
    </style:style>
    <style:style style:name="P13" style:family="paragraph" style:parent-style-name="Standard">
      <style:text-properties fo:font-weight="bold" officeooo:rsid="0003cefd" officeooo:paragraph-rsid="0003cef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03d3f" officeooo:paragraph-rsid="00003d3f" style:font-weight-asian="bold" style:font-weight-complex="bold"/>
    </style:style>
    <style:style style:name="P15" style:family="paragraph" style:parent-style-name="Footer">
      <style:text-properties officeooo:rsid="0003cefd" officeooo:paragraph-rsid="0003cefd"/>
    </style:style>
    <style:style style:name="P1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1b6e7" style:font-weight-asian="bold" style:font-weight-complex="bold"/>
    </style:style>
    <style:style style:name="T5" style:family="text">
      <style:text-properties fo:font-weight="bold" officeooo:rsid="0003cefd" style:font-weight-asian="bold" style:font-weight-complex="bold"/>
    </style:style>
    <style:style style:name="T6" style:family="text">
      <style:text-properties officeooo:rsid="0003cefd"/>
    </style:style>
    <style:style style:name="gr1" style:family="graphic">
      <style:graphic-properties svg:stroke-width="0.0201in" svg:stroke-color="#000000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Returned Material</text:span><text:span text:style-name="T3"> Tracking </text:span><text:span text:style-name="T4">Traveler</text:span> <text:s text:c="8"/><text:span text:style-name="T1">Humanistic Robotics, Inc.</text:span></text:p>
      <text:p text:style-name="P1"><draw:rect text:anchor-type="paragraph" draw:z-index="0" draw:style-name="gr1" draw:text-style-name="P16" svg:width="6.9776in" svg:height="2.6831in" svg:x="-0.0346in" svg:y="0.1354in"><text:p/></draw:rect></text:p>
      <text:p text:style-name="P2"><text:span text:style-name="T6">RMA</text:span> Number:<text:span text:style-name="T2">____________________________</text:span></text:p>
      <text:p text:style-name="P2">Customer:<text:span text:style-name="T2">________________________________________________________</text:span></text:p>
      <text:p text:style-name="P1"><text:span text:style-name="T6">Received</text:span> Date:<text:span text:style-name="T2">__________________</text:span> <text:s text:c="4"/>Promised Date:<text:span text:style-name="T2">_______________________</text:span></text:p>
      <text:p text:style-name="P1"/>
      <text:p text:style-name="P1">Part Number:________________________________________________________________________ <text:s text:c="11"/></text:p>
      <text:p text:style-name="P1"/>
      <text:p text:style-name="P1"><text:span text:style-name="T6">Reason for return</text:span>: <text:span text:style-name="T2">___________________________________________________ ______________________________________________________________ ______________________________________________________________</text:span></text:p>
      <text:p text:style-name="P10">______________________________________________________________</text:p>
      <text:p text:style-name="P1"/>
      <text:p text:style-name="P1"/>
      <table:table table:name="VersionsandTestRestuls" table:style-name="VersionsandTestRestuls">
        <table:table-column table:style-name="VersionsandTestRestuls.A"/>
        <table:table-column table:style-name="VersionsandTestRestuls.B"/>
        <table:table-column table:style-name="VersionsandTestRestuls.C"/>
        <table:table-header-rows>
          <table:table-row>
            <table:table-cell table:style-name="VersionsandTestRestuls.A1" office:value-type="string">
              <text:p text:style-name="P14">Part</text:p>
            </table:table-cell>
            <table:table-cell table:style-name="VersionsandTestRestuls.A1" office:value-type="string">
              <text:p text:style-name="P9">Value</text:p>
            </table:table-cell>
            <table:table-cell table:style-name="VersionsandTestRestuls.C1" office:value-type="string">
              <text:p text:style-name="P8">Operator Initial</text:p>
            </table:table-cell>
          </table:table-row>
        </table:table-header-rows>
        <table:table-row>
          <table:table-cell table:style-name="VersionsandTestRestuls.A2" office:value-type="string">
            <text:p text:style-name="P12">Board Type &amp; Version</text:p>
          </table:table-cell>
          <table:table-cell table:style-name="VersionsandTestRestuls.A2" office:value-type="string">
            <text:p text:style-name="P7"/>
          </table:table-cell>
          <table:table-cell table:style-name="VersionsandTestRestuls.C2" office:value-type="string">
            <text:p text:style-name="P7"/>
          </table:table-cell>
        </table:table-row>
        <table:table-row>
          <table:table-cell table:style-name="VersionsandTestRestuls.A2" office:value-type="string">
            <text:p text:style-name="P12">Programmed CPLD Version</text:p>
          </table:table-cell>
          <table:table-cell table:style-name="VersionsandTestRestuls.A2" office:value-type="string">
            <text:p text:style-name="P7"/>
          </table:table-cell>
          <table:table-cell table:style-name="VersionsandTestRestuls.C2" office:value-type="string">
            <text:p text:style-name="P7"/>
          </table:table-cell>
        </table:table-row>
        <table:table-row>
          <table:table-cell table:style-name="VersionsandTestRestuls.A2" office:value-type="string">
            <text:p text:style-name="P4">Programmed uC Firmware</text:p>
          </table:table-cell>
          <table:table-cell table:style-name="VersionsandTestRestuls.A2" office:value-type="string">
            <text:p text:style-name="P7"/>
          </table:table-cell>
          <table:table-cell table:style-name="VersionsandTestRestuls.C2" office:value-type="string">
            <text:p text:style-name="P7"/>
          </table:table-cell>
        </table:table-row>
        <table:table-row>
          <table:table-cell table:style-name="VersionsandTestRestuls.A2" office:value-type="string">
            <text:p text:style-name="P5">Programmed Serial Number</text:p>
          </table:table-cell>
          <table:table-cell table:style-name="VersionsandTestRestuls.A2" office:value-type="string">
            <text:p text:style-name="P7"/>
          </table:table-cell>
          <table:table-cell table:style-name="VersionsandTestRestuls.C2" office:value-type="string">
            <text:p text:style-name="P7"/>
          </table:table-cell>
        </table:table-row>
        <table:table-row>
          <table:table-cell table:style-name="VersionsandTestRestuls.A2" office:value-type="string">
            <text:p text:style-name="P4">Radio Type</text:p>
          </table:table-cell>
          <table:table-cell table:style-name="VersionsandTestRestuls.A2" office:value-type="string">
            <text:p text:style-name="P7"/>
          </table:table-cell>
          <table:table-cell table:style-name="VersionsandTestRestuls.C2" office:value-type="string">
            <text:p text:style-name="P7"/>
          </table:table-cell>
        </table:table-row>
        <table:table-row>
          <table:table-cell table:style-name="VersionsandTestRestuls.A2" office:value-type="string">
            <text:p text:style-name="P4">Radio Serial Number</text:p>
          </table:table-cell>
          <table:table-cell table:style-name="VersionsandTestRestuls.A2" office:value-type="string">
            <text:p text:style-name="P7"/>
          </table:table-cell>
          <table:table-cell table:style-name="VersionsandTestRestuls.C2" office:value-type="string">
            <text:p text:style-name="P7"/>
          </table:table-cell>
        </table:table-row>
        <table:table-row>
          <table:table-cell table:style-name="VersionsandTestRestuls.A2" office:value-type="string">
            <text:p text:style-name="P4">Radio Network ID</text:p>
          </table:table-cell>
          <table:table-cell table:style-name="VersionsandTestRestuls.A2" office:value-type="string">
            <text:p text:style-name="P7"/>
          </table:table-cell>
          <table:table-cell table:style-name="VersionsandTestRestuls.C2" office:value-type="string">
            <text:p text:style-name="P7"/>
          </table:table-cell>
        </table:table-row>
        <table:table-row>
          <table:table-cell table:style-name="VersionsandTestRestuls.A2" office:value-type="string">
            <text:p text:style-name="P4">Final Test Result</text:p>
          </table:table-cell>
          <table:table-cell table:style-name="VersionsandTestRestuls.A2" office:value-type="string">
            <text:p text:style-name="P7"/>
          </table:table-cell>
          <table:table-cell table:style-name="VersionsandTestRestuls.C2" office:value-type="string">
            <text:p text:style-name="P7"/>
          </table:table-cell>
        </table:table-row>
        <table:table-row>
          <table:table-cell table:style-name="VersionsandTestRestuls.A2" office:value-type="string">
            <text:p text:style-name="P6">Final Inspection</text:p>
          </table:table-cell>
          <table:table-cell table:style-name="VersionsandTestRestuls.A2" office:value-type="string">
            <text:p text:style-name="P7"/>
          </table:table-cell>
          <table:table-cell table:style-name="VersionsandTestRestuls.C2" office:value-type="string">
            <text:p text:style-name="P7"/>
          </table:table-cell>
        </table:table-row>
        <table:table-row>
          <table:table-cell table:style-name="VersionsandTestRestuls.A2" office:value-type="string">
            <text:p text:style-name="P6">Boxing and Packout</text:p>
          </table:table-cell>
          <table:table-cell table:style-name="VersionsandTestRestuls.A2" office:value-type="string">
            <text:p text:style-name="P7"/>
          </table:table-cell>
          <table:table-cell table:style-name="VersionsandTestRestuls.C2" office:value-type="string">
            <text:p text:style-name="P7"/>
          </table:table-cell>
        </table:table-row>
      </table:table>
      <text:p text:style-name="P1"><draw:rect text:anchor-type="paragraph" draw:z-index="1" draw:style-name="gr1" draw:text-style-name="P16" svg:width="6.9776in" svg:height="2.765in" svg:x="-0.0346in" svg:y="0.1354in"><text:p/></draw:rect></text:p>
      <text:p text:style-name="P13">Testing Result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3cefd" officeooo:paragraph-rsid="0003cefd"/>
    </style:style>
    <style:page-layout style:name="Mpm1">
      <style:page-layout-properties fo:page-width="8.5in" fo:page-height="11in" style:num-format="1" style:print-orientation="portrait" fo:margin-top="0.65in" fo:margin-bottom="0.65in" fo:margin-left="0.7098in" fo:margin-right="0.70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Humanistic Robotics, Inc.<text:tab/><text:tab/>IFM-002-00</text:p>
        <text:p text:style-name="MP1"><text:tab/><text:tab/>10/15/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15:37:35.719187000</meta:creation-date>
    <dc:date>2013-10-16T11:02:05.435201000</dc:date>
    <meta:editing-duration>PT6M1S</meta:editing-duration>
    <meta:editing-cycles>5</meta:editing-cycles>
    <meta:generator>LibreOffice/4.1.1.2$MacOSX_x86 LibreOffice_project/7e4286b58adc75a14f6d83f53a03b6c11fa2903</meta:generator>
    <meta:print-date>2013-10-16T11:01:40.769703000</meta:print-date>
    <meta:document-statistic meta:table-count="1" meta:image-count="0" meta:object-count="0" meta:page-count="1" meta:paragraph-count="23" meta:word-count="63" meta:character-count="874" meta:non-whitespace-character-count="807"/>
  </office:meta>
</office:document-meta>
</file>